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VC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PLLCLK</text:p>
          </table:table-cell>
          <table:covered-table-cell table:style-name="ce2"/>
          <table:table-cell table:style-name="ce2" office:value-type="string" calcext:value-type="string">
            <text:p>PLL48CK</text:p>
          </table:table-cell>
          <table:table-cell table:style-name="ce1" office:value-type="string" calcext:value-type="string" table:number-columns-spanned="2" table:number-rows-spanned="1">
            <text:p>AHB Prescaler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PB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PB2</text:p>
          </table:table-cell>
          <table:covered-table-cell table:style-name="ce2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/M</text:p>
          </table:table-cell>
          <table:table-cell table:style-name="ce2" office:value-type="string" calcext:value-type="string">
            <text:p>2 &lt;= M &lt;= 63</text:p>
          </table:table-cell>
          <table:table-cell table:style-name="ce2" office:value-type="string" calcext:value-type="string">
            <text:p>* N</text:p>
          </table:table-cell>
          <table:table-cell table:style-name="ce2" office:value-type="string" calcext:value-type="string">
            <text:p>50&lt;= N &lt;= 432</text:p>
          </table:table-cell>
          <table:table-cell table:style-name="ce2" office:value-type="string" calcext:value-type="string">
            <text:p>/P</text:p>
          </table:table-cell>
          <table:table-cell table:style-name="ce2" office:value-type="string" calcext:value-type="string">
            <text:p>&lt;= 168</text:p>
          </table:table-cell>
          <table:table-cell table:style-name="ce2" office:value-type="string" calcext:value-type="string">
            <text:p>/Q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25&lt;=SYSCLK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lt;= 42Mhz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&lt;= 84Mhz</text:p>
          </table:table-cell>
          <table:table-cell table:style-name="ce2" table:number-columns-repeated="1011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]/[.H3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I3]/[.J3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I3]/[.L3]"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]+48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[.D4]/[.E4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4]/[.H4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[.I4]/[.J4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I4]/[.L4]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]+48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[.D5]/[.E5]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5]/[.H5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I5]/[.J5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I5]/[.L5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]+48"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D6]/[.E6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6]/[.H6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I6]/[.J6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I6]/[.L6]"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 table:formula="of:=[.D6]+48" office:value-type="float" office:value="336" calcext:value-type="float">
            <text:p>3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D7]/[.E7]" office:value-type="float" office:value="168" calcext:value-type="float">
            <text:p>1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7]/[.H7]" office:value-type="float" office:value="168" calcext:value-type="float">
            <text:p>16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I7]/[.J7]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I7]/[.L7]"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]+48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formula="of:=[.D8]/[.E8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8]/[.H8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I8]/[.J8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I8]/[.L8]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]+48"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table:formula="of:=[.D9]/[.E9]"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9]/[.H9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I9]/[.J9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I9]/[.L9]"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SE/HSI</text:p>
          </table:table-cell>
          <table:table-cell office:value-type="string" calcext:value-type="string">
            <text:p>/M</text:p>
          </table:table-cell>
          <table:table-cell office:value-type="string" calcext:value-type="string">
            <text:p>VCO 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LCLK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11]/[.B11]" office:value-type="float" office:value="2" calcext:value-type="float">
            <text:p>2</text:p>
          </table:table-cell>
          <table:table-cell table:formula="of:=336/[.C11]"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A12]/[.B12]" office:value-type="float" office:value="2" calcext:value-type="float">
            <text:p>2</text:p>
          </table:table-cell>
          <table:table-cell table:formula="of:=336/[.C12]"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A13]/[.B13]" office:value-type="float" office:value="2" calcext:value-type="float">
            <text:p>2</text:p>
          </table:table-cell>
          <table:table-cell table:formula="of:=336/[.C13]"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A14]/[.B14]" office:value-type="float" office:value="1" calcext:value-type="float">
            <text:p>1</text:p>
          </table:table-cell>
          <table:table-cell table:formula="of:=336/[.C14]" office:value-type="float" office:value="336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7:53:41.470880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3:48:22.384689708</meta:creation-date>
    <dc:date>2016-04-04T14:13:38.65749996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15" meta:object-count="0"/>
  </office:meta>
</office:document-meta>
</file>